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use-window-font-color="true" style:font-name="Times New Roman" fo:font-size="13pt" fo:language="fr" fo:country="FR" fo:font-weight="normal" officeooo:rsid="00212203" officeooo:paragraph-rsid="00212203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imes New Roman" fo:font-size="12pt" fo:language="fr" fo:country="FR" fo:font-weight="normal" officeooo:rsid="002011c7" officeooo:paragraph-rsid="0021220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use-window-font-color="true" style:font-name="Times New Roman" fo:font-size="12pt" fo:language="fr" fo:country="FR" fo:font-weight="normal" officeooo:rsid="004cba67" officeooo:paragraph-rsid="004cba6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color="#004586" style:font-name="Times New Roman" fo:font-size="22pt" fo:language="fr" fo:country="FR" fo:font-weight="bold" officeooo:rsid="00212203" officeooo:paragraph-rsid="00212203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5" style:family="paragraph" style:parent-style-name="Text_20_body">
      <style:paragraph-properties fo:text-align="start" style:justify-single-word="false"/>
      <style:text-properties fo:color="#004586" style:font-name="Times New Roman" fo:font-size="16pt" fo:language="fr" fo:country="FR" fo:font-weight="normal" officeooo:rsid="00268858" officeooo:paragraph-rsid="00287c45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6" style:family="paragraph" style:parent-style-name="Text_20_body">
      <style:paragraph-properties fo:margin-top="0.101cm" fo:margin-bottom="0.312cm" loext:contextual-spacing="false" fo:text-align="justify" style:justify-single-word="false"/>
      <style:text-properties style:use-window-font-color="true" style:font-name="Times New Roman" fo:font-size="12pt" fo:language="fr" fo:country="FR" fo:font-weight="normal" officeooo:rsid="004cba67" officeooo:paragraph-rsid="00548e2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Heading_20_1">
      <style:paragraph-properties fo:text-align="justify" style:justify-single-word="false"/>
      <style:text-properties style:use-window-font-color="true" style:font-name="Times New Roman" fo:font-size="13pt" fo:language="fr" fo:country="FR" fo:font-weight="normal" officeooo:rsid="00212203" officeooo:paragraph-rsid="00212203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Times New Roman" fo:font-size="14pt" fo:language="fr" fo:country="FR" fo:font-weight="normal" officeooo:rsid="00548e21" officeooo:paragraph-rsid="00548e2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Times New Roman" fo:font-size="12pt" fo:language="fr" fo:country="FR" fo:font-weight="normal" officeooo:rsid="006e8aca" officeooo:paragraph-rsid="006f72c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ize="12pt" officeooo:rsid="004cba67" officeooo:paragraph-rsid="0062f5db" style:font-size-asian="10.5pt" style:font-size-complex="12pt"/>
    </style:style>
    <style:style style:name="P11" style:family="paragraph" style:parent-style-name="Text_20_body">
      <style:paragraph-properties fo:text-align="justify" style:justify-single-word="false"/>
      <style:text-properties fo:font-size="12pt" officeooo:rsid="0053cbf7" officeooo:paragraph-rsid="0053cbf7" style:font-size-asian="10.5pt" style:font-size-complex="12pt"/>
    </style:style>
    <style:style style:name="P12" style:family="paragraph" style:parent-style-name="Text_20_body">
      <style:paragraph-properties fo:text-align="start" style:justify-single-word="false"/>
      <style:text-properties fo:color="#004586" style:font-name="Times New Roman" fo:font-size="16pt" fo:language="fr" fo:country="FR" fo:font-weight="normal" officeooo:rsid="006d1840" officeooo:paragraph-rsid="006d1840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13" style:family="paragraph" style:parent-style-name="Text_20_body">
      <style:paragraph-properties fo:margin-top="0.101cm" fo:margin-bottom="0.312cm" loext:contextual-spacing="false" fo:text-align="justify" style:justify-single-word="false"/>
      <style:text-properties style:use-window-font-color="true" style:font-name="Times New Roman" fo:font-size="14pt" fo:language="fr" fo:country="FR" fo:font-weight="normal" officeooo:rsid="00548e21" officeooo:paragraph-rsid="00548e2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4" style:family="paragraph" style:parent-style-name="Text_20_body">
      <style:paragraph-properties fo:margin-top="0.101cm" fo:margin-bottom="0.312cm" loext:contextual-spacing="false" fo:text-align="justify" style:justify-single-word="false"/>
      <style:text-properties fo:font-size="12pt" officeooo:rsid="00559b5f" officeooo:paragraph-rsid="00559b5f" style:font-size-asian="10.5pt" style:font-size-complex="12pt"/>
    </style:style>
    <style:style style:name="P15" style:family="paragraph" style:parent-style-name="Text_20_body">
      <style:paragraph-properties fo:margin-top="0.101cm" fo:margin-bottom="0.312cm" loext:contextual-spacing="false" fo:text-align="justify" style:justify-single-word="false"/>
      <style:text-properties fo:font-size="12pt" officeooo:paragraph-rsid="004cba67" style:font-size-asian="10.5pt" style:font-size-complex="12pt"/>
    </style:style>
    <style:style style:name="P16" style:family="paragraph" style:parent-style-name="Text_20_body">
      <style:paragraph-properties fo:margin-top="0.101cm" fo:margin-bottom="0.312cm" loext:contextual-spacing="false" fo:text-align="justify" style:justify-single-word="false"/>
      <style:text-properties fo:font-size="12pt" officeooo:rsid="004cba67" officeooo:paragraph-rsid="00602abd" style:font-size-asian="10.5pt" style:font-size-complex="12pt"/>
    </style:style>
    <style:style style:name="P17" style:family="paragraph" style:parent-style-name="Text_20_body">
      <style:paragraph-properties fo:margin-top="0.101cm" fo:margin-bottom="0.312cm" loext:contextual-spacing="false" fo:text-align="justify" style:justify-single-word="false"/>
      <style:text-properties fo:font-size="12pt" officeooo:rsid="004cba67" officeooo:paragraph-rsid="0062f5db" style:font-size-asian="10.5pt" style:font-size-complex="12pt"/>
    </style:style>
    <style:style style:name="P18" style:family="paragraph" style:parent-style-name="Text_20_body">
      <style:paragraph-properties fo:margin-top="0.101cm" fo:margin-bottom="0.312cm" loext:contextual-spacing="false" fo:text-align="justify" style:justify-single-word="false"/>
      <style:text-properties fo:font-size="12pt" officeooo:rsid="004cba67" officeooo:paragraph-rsid="0065937a" style:font-size-asian="10.5pt" style:font-size-complex="12pt"/>
    </style:style>
    <style:style style:name="P19" style:family="paragraph" style:parent-style-name="Text_20_body">
      <style:paragraph-properties fo:margin-top="0.101cm" fo:margin-bottom="0.312cm" loext:contextual-spacing="false" fo:text-align="justify" style:justify-single-word="false"/>
      <style:text-properties officeooo:paragraph-rsid="0057a1ea"/>
    </style:style>
    <style:style style:name="P20" style:family="paragraph" style:parent-style-name="Text_20_body">
      <style:paragraph-properties fo:margin-top="0.201cm" fo:margin-bottom="0.413cm" loext:contextual-spacing="false" fo:text-align="justify" style:justify-single-word="false"/>
      <style:text-properties style:use-window-font-color="true" style:font-name="Times New Roman" fo:font-size="12pt" fo:language="fr" fo:country="FR" fo:font-weight="normal" officeooo:rsid="005807d9" officeooo:paragraph-rsid="0073a0f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Text_20_body">
      <style:paragraph-properties fo:margin-left="1.245cm" fo:margin-right="0cm" fo:margin-top="0cm" fo:margin-bottom="0.011cm" loext:contextual-spacing="false" fo:text-align="justify" style:justify-single-word="false" fo:text-indent="0cm" style:auto-text-indent="false"/>
      <style:text-properties style:use-window-font-color="true" style:font-name="Times New Roman" fo:font-size="12pt" fo:language="fr" fo:country="FR" fo:font-weight="normal" officeooo:rsid="00591512" officeooo:paragraph-rsid="0062f5d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Text_20_body">
      <style:paragraph-properties fo:margin-left="1.245cm" fo:margin-right="0cm" fo:margin-top="0cm" fo:margin-bottom="0.011cm" loext:contextual-spacing="false" fo:text-align="justify" style:justify-single-word="false" fo:text-indent="0cm" style:auto-text-indent="false"/>
      <style:text-properties fo:font-size="12pt" officeooo:rsid="00591512" officeooo:paragraph-rsid="0062f5db" style:font-size-asian="10.5pt" style:font-size-complex="12pt"/>
    </style:style>
    <style:style style:name="T1" style:family="text">
      <style:text-properties style:use-window-font-color="true" style:font-name="Times New Roman" fo:language="fr" fo:country="FR" fo:font-weight="normal" style:language-asian="zxx" style:country-asian="none" style:font-weight-asian="normal" style:language-complex="zxx" style:country-complex="none" style:font-weight-complex="normal"/>
    </style:style>
    <style:style style:name="T2" style:family="text">
      <style:text-properties style:use-window-font-color="true" style:font-name="Times New Roman" fo:language="fr" fo:country="FR" fo:font-weight="normal" officeooo:rsid="004cba67" style:language-asian="zxx" style:country-asian="none" style:font-weight-asian="normal" style:language-complex="zxx" style:country-complex="none" style:font-weight-complex="normal"/>
    </style:style>
    <style:style style:name="T3" style:family="text">
      <style:text-properties style:use-window-font-color="true" style:font-name="Times New Roman" fo:language="fr" fo:country="FR" fo:font-weight="normal" officeooo:rsid="00602abd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style:use-window-font-color="true" style:font-name="Times New Roman" fo:language="fr" fo:country="FR" fo:font-weight="normal" officeooo:rsid="00591512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style:use-window-font-color="true" style:font-name="Times New Roman" fo:language="fr" fo:country="FR" fo:font-weight="normal" officeooo:rsid="0074e1ef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style:use-window-font-color="true" style:font-name="Times New Roman" fo:language="fr" fo:country="FR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7" style:family="text">
      <style:text-properties style:use-window-font-color="true" style:font-name="Times New Roman" fo:language="fr" fo:country="FR" fo:font-style="italic" fo:font-weight="normal" officeooo:rsid="004cba67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8" style:family="text">
      <style:text-properties style:use-window-font-color="true" style:font-name="Times New Roman" fo:language="fr" fo:country="FR" fo:font-style="italic" fo:font-weight="normal" officeooo:rsid="005163c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9" style:family="text">
      <style:text-properties style:use-window-font-color="true" style:font-name="Times New Roman" fo:language="fr" fo:country="FR" fo:font-style="italic" fo:font-weight="normal" officeooo:rsid="0053cf5b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0" style:family="text">
      <style:text-properties style:use-window-font-color="true" style:font-name="Times New Roman" fo:language="fr" fo:country="FR" fo:font-style="italic" fo:font-weight="normal" officeooo:rsid="0057a1e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1" style:family="text">
      <style:text-properties style:use-window-font-color="true" style:font-name="Times New Roman" fo:language="fr" fo:country="FR" fo:font-style="italic" fo:font-weight="normal" officeooo:rsid="00602ab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2" style:family="text">
      <style:text-properties style:use-window-font-color="true" style:font-name="Times New Roman" fo:language="fr" fo:country="FR" fo:font-style="italic" fo:font-weight="normal" officeooo:rsid="00617cfb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3" style:family="text">
      <style:text-properties style:use-window-font-color="true" style:font-name="Times New Roman" fo:language="fr" fo:country="FR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4" style:family="text">
      <style:text-properties style:use-window-font-color="true" style:font-name="Times New Roman" fo:language="fr" fo:country="FR" fo:font-style="normal" fo:font-weight="normal" officeooo:rsid="004cba6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5" style:family="text">
      <style:text-properties style:use-window-font-color="true" style:font-name="Times New Roman" fo:language="fr" fo:country="FR" fo:font-style="normal" fo:font-weight="normal" officeooo:rsid="004fab8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6" style:family="text">
      <style:text-properties style:use-window-font-color="true" style:font-name="Times New Roman" fo:language="fr" fo:country="FR" fo:font-style="normal" fo:font-weight="normal" officeooo:rsid="00516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7" style:family="text">
      <style:text-properties style:use-window-font-color="true" style:font-name="Times New Roman" fo:language="fr" fo:country="FR" fo:font-style="normal" fo:font-weight="normal" officeooo:rsid="0053cf5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8" style:family="text">
      <style:text-properties style:use-window-font-color="true" style:font-name="Times New Roman" fo:language="fr" fo:country="FR" fo:font-style="normal" fo:font-weight="normal" officeooo:rsid="00602ab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9" style:family="text">
      <style:text-properties style:use-window-font-color="true" style:font-name="Times New Roman" fo:language="fr" fo:country="FR" fo:font-style="normal" fo:font-weight="normal" officeooo:rsid="00617cf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0" style:family="text">
      <style:text-properties style:use-window-font-color="true" style:font-name="Times New Roman" fo:language="fr" fo:country="FR" fo:font-style="normal" fo:font-weight="normal" officeooo:rsid="00598a3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1" style:family="text">
      <style:text-properties style:use-window-font-color="true" style:font-name="Times New Roman" fo:language="fr" fo:country="FR" fo:font-style="normal" fo:font-weight="normal" officeooo:rsid="0065381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2" style:family="text">
      <style:text-properties style:use-window-font-color="true" style:font-name="Times New Roman" fo:font-size="12pt" fo:language="fr" fo:country="FR" fo:font-style="normal" fo:font-weight="normal" officeooo:rsid="0057a1e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23" style:family="text">
      <style:text-properties style:use-window-font-color="true" style:font-name="Times New Roman" fo:font-size="12pt" fo:language="fr" fo:country="FR" fo:font-style="normal" fo:font-weight="normal" officeooo:rsid="005b77b9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24" style:family="text">
      <style:text-properties style:use-window-font-color="true" style:font-name="Times New Roman" fo:font-size="12pt" fo:language="fr" fo:country="FR" fo:font-style="normal" fo:font-weight="normal" officeooo:rsid="005df478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25" style:family="text">
      <style:text-properties style:use-window-font-color="true" style:font-name="Times New Roman" fo:font-size="12pt" fo:language="fr" fo:country="FR" fo:font-style="normal" fo:font-weight="normal" officeooo:rsid="005f7005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26" style:family="text">
      <style:text-properties style:use-window-font-color="true" style:font-name="Times New Roman" fo:font-size="12pt" fo:language="fr" fo:country="FR" fo:font-style="normal" fo:font-weight="normal" officeooo:rsid="0063ebf7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27" style:family="text">
      <style:text-properties style:use-window-font-color="true" style:font-name="Times New Roman" fo:font-size="12pt" fo:language="fr" fo:country="FR" fo:font-style="italic" fo:font-weight="normal" officeooo:rsid="0063ebf7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8" style:family="text">
      <style:text-properties officeooo:rsid="004ca901"/>
    </style:style>
    <style:style style:name="T29" style:family="text">
      <style:text-properties officeooo:rsid="004cba67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4fab81" style:font-style-asian="normal" style:font-style-complex="normal"/>
    </style:style>
    <style:style style:name="T33" style:family="text">
      <style:text-properties fo:font-style="normal" officeooo:rsid="00617cfb" style:font-style-asian="normal" style:font-style-complex="normal"/>
    </style:style>
    <style:style style:name="T34" style:family="text">
      <style:text-properties style:text-position="super 58%"/>
    </style:style>
    <style:style style:name="T35" style:family="text">
      <style:text-properties officeooo:rsid="00617cfb"/>
    </style:style>
    <style:style style:name="T36" style:family="text">
      <style:text-properties officeooo:rsid="006f72cf"/>
    </style:style>
    <style:style style:name="T37" style:family="text">
      <style:text-properties officeooo:rsid="007218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Robin Herbaut</text:h>
      <text:p text:style-name="P1">M2 Imagina</text:p>
      <text:p text:style-name="P4">Compte Rendu TP<text:span text:style-name="T28">4</text:span></text:p>
      <text:p text:style-name="P2"/>
      <text:p text:style-name="P5">Mettre en place <text:span text:style-name="T29">un gestionnaire de ressources</text:span></text:p>
      <text:p text:style-name="P8">Question 1 </text:p>
      <text:p text:style-name="P6">Création de la classe <text:span text:style-name="T30">FileManager</text:span> contenant les méthodes suivantes :</text:p>
      <text:p text:style-name="P3">- <text:span text:style-name="T30">saveData() </text:span><text:span text:style-name="T31">: Enregistre le numéro du terrain, le jour de l'année (donc la saison) et l'état de la <text:tab/><text:tab/><text:tab/>caméra (rotationX, rotationY, scale et etat) de la fenêtre sur laquelle est utilisé cette <text:tab/><text:tab/>fonction </text:span><text:span text:style-name="T32">dans un fichier correspondant au nom de la fenêtre.</text:span></text:p>
      <text:p text:style-name="P15"><text:span text:style-name="T2">- </text:span><text:span text:style-name="T7">readData() </text:span><text:span text:style-name="T14">: </text:span><text:span text:style-name="T16">Récupère</text:span><text:span text:style-name="T15"> dans </text:span><text:span text:style-name="T16">le fichier les données écrites par </text:span><text:span text:style-name="T8">saveData()</text:span><text:span text:style-name="T16"> et les stock dans les <text:tab/><text:tab/><text:tab/>variables de la classe </text:span><text:span text:style-name="T8">FileManager</text:span><text:span text:style-name="T16"> afin que ces données soit récupérées par le <text:tab/><text:tab/><text:tab/></text:span><text:span text:style-name="T8">GameWindow</text:span><text:span text:style-name="T16">.</text:span></text:p>
      <text:p text:style-name="P11"><text:span text:style-name="T1">Afin de tester ces fonctions j'ai rajouté le fait que l'appuie sur la touche 'O' enregistre ces données grâce au </text:span><text:span text:style-name="T6">FileManager</text:span><text:span text:style-name="T13"> et l'appui sur la touche 'L' charge les données, précédemment enregistré, dans la fenêtre grâce à la fonction </text:span><text:span text:style-name="T6">loadCustomMap()</text:span><text:span text:style-name="T13"> </text:span><text:span text:style-name="T17">(classe </text:span><text:span text:style-name="T9">GameWindow</text:span><text:span text:style-name="T17">) </text:span><text:span text:style-name="T13">ainsi qu'a la classe </text:span><text:span text:style-name="T6">FileManager</text:span><text:span text:style-name="T13">.</text:span></text:p>
      <text:p text:style-name="P13">Question 2</text:p>
      <text:p text:style-name="P14"><text:span text:style-name="T1">Afin de pouvoir lire les fichier de types PLY j'ai crée la classe </text:span><text:span text:style-name="T6">PlyObject </text:span><text:span text:style-name="T13">qui nécessite en paramètre dans le constructeur le nom du fichier à lire. Ensuite grâce à la fonction </text:span><text:span text:style-name="T6">readPlyFile()</text:span><text:span text:style-name="T13"> elle lit le fichier et rempli les variables </text:span><text:span text:style-name="T6">m_nbVertex</text:span><text:span text:style-name="T13">,</text:span><text:span text:style-name="T6"> m_nbFaces</text:span><text:span text:style-name="T13">,</text:span><text:span text:style-name="T6"> m_tabPoints</text:span><text:span text:style-name="T13"> et </text:span><text:span text:style-name="T6">m_tabFaces</text:span><text:span text:style-name="T13"> avec son contenu.</text:span></text:p>
      <text:p text:style-name="P19"><text:span text:style-name="T22">Afin d''afficher un objet PLY dans la fenêtre j'utilise la fonction </text:span><text:span text:style-name="T6">displayPlyObject</text:span><text:span text:style-name="T10">()</text:span><text:span text:style-name="T22"> </text:span><text:span text:style-name="T26">de la classe </text:span><text:span text:style-name="T27">GameWindow </text:span><text:span text:style-name="T22">qui prend en paramètre l'objet à afficher, ses coordonnées de départ, sa taille, l'angle de rotation selon l'axe Z ainsi que si nous l'affichons en face ou en lignes. </text:span><text:span text:style-name="T23">Je n'ai effectué une rotation que selon l'axe Z car pour le moment je ne voyais pas l'utilité de pouvoir effectué une rotation selon les autres axes mais cela peut ê</text:span><text:span text:style-name="T24">t</text:span><text:span text:style-name="T23">re rajouté facilement plus t</text:span><text:span text:style-name="T25">ar</text:span><text:span text:style-name="T23">d.</text:span></text:p>
      <text:p text:style-name="P16"><text:span text:style-name="T3">Afin de pouvoir gérer les différentes données correspondant aux objets présent dans la scène j'ai crée dans la classe </text:span><text:span text:style-name="T11">FileManager</text:span><text:span text:style-name="T18"> les fonctions </text:span></text:p>
      <text:p text:style-name="P17"><text:span text:style-name="T1">- </text:span><text:span text:style-name="T6">save3dObjects(…) </text:span><text:span text:style-name="T13">: </text:span><text:span text:style-name="T21">P</text:span><text:span text:style-name="T18">rend en paramètre toute les données nécessaire pour le nombre, la position, <text:tab/><text:tab/><text:tab/>l'orientation, la couleur ainsi que la taille de tout les objet 3D à enregistrer. <text:tab/><text:tab/><text:tab/></text:span><text:span text:style-name="T19">Elle écrit ensuite tout cela à la fin du fichier (Le même fichier que pour la <text:tab/><text:tab/><text:tab/>fonction </text:span><text:span text:style-name="T12">saveData()</text:span><text:span text:style-name="T19">).</text:span></text:p>
      <text:p text:style-name="P18"><text:span text:style-name="T19">- </text:span><text:span text:style-name="T12">read3dObjects() </text:span><text:span text:style-name="T19">: <text:tab/></text:span><text:span text:style-name="T16">Récupère</text:span><text:span text:style-name="T15"> dans </text:span><text:span text:style-name="T16">le fichier les données écrites par </text:span><text:span text:style-name="T6">save3dObjects</text:span><text:span text:style-name="T8">()</text:span><text:span text:style-name="T16"> et les stock <text:tab/><text:tab/><text:tab/>dans les variables de la classe </text:span><text:span text:style-name="T8">FileManager</text:span><text:span text:style-name="T16"> afin que ces données soit <text:tab/><text:tab/><text:tab/><text:tab/>récupérées par le </text:span><text:span text:style-name="T8">GameWindow</text:span><text:span text:style-name="T16">.</text:span></text:p>
      <text:p text:style-name="P18"><text:span text:style-name="T16"/></text:p>
      <text:p text:style-name="P18"><text:span text:style-name="T16"/></text:p>
      <text:p text:style-name="P10"><text:soft-page-break/><text:span text:style-name="T4">Les objets sont enregistrés </text:span><text:span text:style-name="T5">dans le fichier </text:span><text:span text:style-name="T4">de la manière suivante :</text:span></text:p>
      <text:p text:style-name="P21">nombre de type d'objet <text:tab/>(ex : 2)</text:p>
      <text:p text:style-name="P21">nombre total d'objet <text:tab/><text:tab/>(ex : 3)</text:p>
      <text:p text:style-name="P21">nom du 1<text:span text:style-name="T34">er</text:span> objet <text:tab/><text:tab/>(ex : springtree.ply)</text:p>
      <text:p text:style-name="P21">nombre de fois que cette objet apparaît (ex : 2)</text:p>
      <text:p text:style-name="P21">x1 y1 z1 taille1 colorRed1 colorGreen1 colorBlue1 rotation1</text:p>
      <text:p text:style-name="P21">x2 y2 z2 taille2 colorRed2 colorGreen2 colorBlue2 rotation2</text:p>
      <text:p text:style-name="P21"><text:span text:style-name="T33">nom du 2nd objet<text:tab/>(ex:arena.ply) </text:span></text:p>
      <text:p text:style-name="P22"><text:span text:style-name="T19">…….. etc etc </text:span><text:span text:style-name="T20">jusqu'au <text:s/>dernier type d'objet</text:span><text:span text:style-name="T7"> </text:span></text:p>
      <text:p text:style-name="P20">De la même manière que pour sauvegarder le terrain l'appuie sur la touche 'O' enregistre tout les objets PLY de la scène, <text:span text:style-name="T35">et la touche 'L' permet de les charger.</text:span> </text:p>
      <text:p text:style-name="P12">Bonus</text:p>
      <text:p text:style-name="P9">Ajout d'objets 3D <text:span text:style-name="T37">depuis le site Blendswap exporté en PLY</text:span> : <text:span text:style-name="T36">arena.ply, watchtower.ply, anonymous_tardis.p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5M</meta:editing-duration>
    <meta:editing-cycles>116</meta:editing-cycles>
    <meta:generator>LibreOffice/5.0.1.2$Windows_x86 LibreOffice_project/81898c9f5c0d43f3473ba111d7b351050be20261</meta:generator>
    <dc:date>2015-10-23T10:31:15.256000000</dc:date>
    <meta:document-statistic meta:table-count="0" meta:image-count="0" meta:object-count="0" meta:page-count="2" meta:paragraph-count="27" meta:word-count="493" meta:character-count="3028" meta:non-whitespace-character-count="2523"/>
    <meta:user-defined meta:name="Info 1"/>
    <meta:user-defined meta:name="Info 2"/>
    <meta:user-defined meta:name="Info 3"/>
    <meta:user-defined meta:name="Info 4"/>
  </office:meta>
</office:document-meta>
</file>